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Job_20_Target" style:master-page-name="Standard">
      <style:paragraph-properties fo:margin-top="0cm" fo:margin-bottom="0cm" fo:line-height="150%" style:page-number="auto" fo:background-color="#ffffff">
        <style:tab-stops>
          <style:tab-stop style:position="8.255cm" style:type="center"/>
          <style:tab-stop style:position="16.51cm" style:type="right"/>
        </style:tab-stops>
        <style:background-image/>
      </style:paragraph-properties>
    </style:style>
    <style:style style:name="P2" style:family="paragraph" style:parent-style-name="List_20_Paragraph">
      <style:paragraph-properties fo:line-height="200%"/>
    </style:style>
    <style:style style:name="P3" style:family="paragraph" style:parent-style-name="List_20_Paragraph" style:list-style-name="WWNum1">
      <style:paragraph-properties fo:margin-left="0cm" fo:margin-right="0cm" fo:line-height="200%" fo:text-indent="0cm" style:auto-text-indent="false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 style:list-style-name="WWNum1">
      <style:paragraph-properties fo:line-height="200%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4.445cm" fo:margin-right="0cm" fo:line-height="150%" fo:text-indent="-4.445cm" style:auto-text-indent="false"/>
      <style:text-properties style:font-name="Cambria"/>
    </style:style>
    <style:style style:name="P8" style:family="paragraph" style:parent-style-name="Standard">
      <style:paragraph-properties fo:margin-left="4.445cm" fo:margin-right="0cm" fo:line-height="150%" fo:text-indent="-4.445cm" style:auto-text-indent="false"/>
    </style:style>
    <style:style style:name="P9" style:family="paragraph" style:parent-style-name="Standard" style:list-style-name="WWNum1">
      <style:paragraph-properties fo:margin-top="0cm" fo:margin-bottom="0.132cm" style:line-height-at-least="0.508cm" fo:background-color="#fdfdfd">
        <style:background-image/>
      </style:paragraph-properties>
    </style:style>
    <style:style style:name="P10" style:family="paragraph" style:parent-style-name="Standard">
      <style:paragraph-properties fo:margin-top="0cm" fo:margin-bottom="0.132cm" style:line-height-at-least="0.508cm" fo:background-color="#fdfdfd">
        <style:background-image/>
      </style:paragraph-properties>
      <style:text-properties fo:color="#000000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normal" style:font-size-asian="12pt" style:font-style-asian="normal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Times New Roman" fo:font-weight="bold" style:font-name-asian="Times New Roman1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33333" style:font-name="Verdana"/>
    </style:style>
    <style:style style:name="T7" style:family="text">
      <style:text-properties fo:color="#333333" style:font-name="Times New Roman" fo:font-size="10.5pt" style:font-name-asian="Times New Roman1" style:font-size-asian="10.5pt" style:font-size-complex="10.5pt"/>
    </style:style>
    <style:style style:name="T8" style:family="text">
      <style:text-properties fo:color="#333333" style:font-name="Times New Roman" fo:font-size="10.5pt" style:font-name-asian="Times New Roman1" style:font-size-asian="10.5pt" style:language-asian="ja" style:country-asian="JP" style:font-size-complex="10.5pt"/>
    </style:style>
    <style:style style:name="T9" style:family="text">
      <style:text-properties style:font-name="Cambria"/>
    </style:style>
    <style:style style:name="T10" style:family="text">
      <style:text-properties style:font-name="Cambria" style:font-weight-complex="bold"/>
    </style:style>
    <style:style style:name="T11" style:family="text">
      <style:text-properties style:font-name="Cambria" style:language-asian="ja" style:country-asian="JP"/>
    </style:style>
    <style:style style:name="T12" style:family="text">
      <style:text-properties style:font-name="Cambria" style:language-asian="ja" style:country-asian="JP" style:font-weight-complex="bold"/>
    </style:style>
    <style:style style:name="T13" style:family="text">
      <style:text-properties fo:color="#006699" style:font-name="Times New Roman" fo:font-size="14.5pt" fo:font-weight="bold" style:font-name-asian="Times New Roman1" style:font-size-asian="14.5pt" style:font-weight-asian="bold" style:font-size-complex="14.5pt" style:font-weight-complex="bold"/>
    </style:style>
    <style:style style:name="T14" style:family="text">
      <style:text-properties fo:color="#006699" style:font-name="Times New Roman" fo:font-size="14.5pt" fo:font-weight="bold" style:font-name-asian="Times New Roman1" style:font-size-asian="14.5pt" style:language-asian="ja" style:country-asian="JP" style:font-weight-asian="bold" style:font-size-complex="14.5pt" style:font-weight-complex="bold"/>
    </style:style>
    <style:style style:name="T15" style:family="text">
      <style:text-properties fo:color="#006699" style:font-name="Times New Roman" fo:font-weight="bold" style:font-name-asian="Times New Roman1" style:font-weight-asian="bold" style:font-weight-complex="bold"/>
    </style:style>
    <style:style style:name="T16" style:family="text">
      <style:text-properties style:language-asian="ja" style:country-asian="J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8cm" fo:text-indent="-0.635cm" fo:margin-left="8.34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.Gunasekaran,</text:span></text:p>
      <text:p text:style-name="Standard"><text:span text:style-name="T1">phone : 9677524409</text:span></text:p>
      <text:p text:style-name="Standard"><text:a xlink:type="simple" xlink:href="mailto:diesel.guna@gmail.com" text:style-name="Internet_20_link" text:visited-style-name="Visited_20_Internet_20_Link"><text:span text:style-name="T1">diesel.guna@gmail.com</text:span></text:a></text:p>
      <text:p text:style-name="No_20_Spacing"><text:span text:style-name="T5">______________________________________________________________________________</text:span></text:p>
      <text:p text:style-name="Standard"><text:span text:style-name="T3"><text:s/>Objective</text:span></text:p>
      <text:p text:style-name="P6"><text:span text:style-name="T6">To work with the best of my capabilities </text:span><text:span text:style-name="T1"><text:s/>which strives for the better growth of the organization and which explores my potential and provides me with the opportunity to enhance my talent <text:s/>with <text:s/>an intention to be an asset to the company.</text:span></text:p>
      <text:p text:style-name="P4"/>
      <text:p text:style-name="Standard"><text:span text:style-name="T3">Work Experience</text:span></text:p>
      <text:p text:style-name="P8"><text:span text:style-name="T9"/></text:p>
      <text:p text:style-name="P8"><text:span text:style-name="T9">Employer <text:s text:c="4"/>: </text:span><text:span text:style-name="T11">TVS Sundaram</text:span><text:span text:style-name="T9"> Ltd., <text:s text:c="29"/></text:span></text:p>
      <text:p text:style-name="P8"><text:span text:style-name="T9">Designation : Gen Set Operator &amp; </text:span><text:span text:style-name="T11">Machinery </text:span><text:span text:style-name="T9">Maintainence work</text:span></text:p>
      <text:p text:style-name="P7">Duration <text:s text:c="6"/>: <text:span text:style-name="T16">April,2002 to April,2005 </text:span></text:p>
      <text:p text:style-name="P7"/>
      <text:p text:style-name="P8"><text:span text:style-name="T9">Employer <text:s text:c="4"/>: The Lakshmi Mills Co. Ltd., <text:s text:c="29"/></text:span></text:p>
      <text:p text:style-name="P8"><text:span text:style-name="T9">Designation : Gen Set Operator &amp; Maintainence work</text:span></text:p>
      <text:p text:style-name="P8"><text:span text:style-name="T9">Duration <text:s text:c="6"/>: </text:span><text:span text:style-name="T11">May,2005 to May,2007</text:span></text:p>
      <text:p text:style-name="P7"/>
      <text:p text:style-name="P8"><text:span text:style-name="T9">Employer <text:s text:c="4"/>: Sri Narendraraja Textiles Pvt Ltd., <text:s text:c="29"/></text:span></text:p>
      <text:p text:style-name="P8"><text:span text:style-name="T9">Designation : Gen Set Operator &amp; Maintainence work</text:span></text:p>
      <text:p text:style-name="P8"><text:span text:style-name="T9">Duration <text:s text:c="6"/>: </text:span><text:span text:style-name="T11">May,2007 to May,2008</text:span></text:p>
      <text:p text:style-name="P7"/>
      <text:p text:style-name="P8"><text:span text:style-name="T9">Employer <text:s text:c="4"/>:Matrix Corporation, <text:s text:c="29"/></text:span></text:p>
      <text:p text:style-name="P8"><text:span text:style-name="T9">Designation : </text:span><text:span text:style-name="T11">Forklift Service Technician</text:span></text:p>
      <text:p text:style-name="P8"><text:span text:style-name="T9">Duration <text:s text:c="6"/>: </text:span><text:span text:style-name="T11">May ,2008 to May,2009 </text:span></text:p>
      <text:p text:style-name="P4"/>
      <text:p text:style-name="P8"><text:span text:style-name="T9">Employer <text:s text:c="4"/>:The Lakshmi Mills Co.Ltd., <text:s text:c="29"/></text:span></text:p>
      <text:p text:style-name="P8"><text:span text:style-name="T9">Designation : Gen Set Operator &amp; Maintainence work &amp; Fork Lift Service work</text:span></text:p>
      <text:p text:style-name="P8"><text:span text:style-name="T9">Duration <text:s text:c="6"/>: </text:span><text:span text:style-name="T11">May,2009 to Present</text:span></text:p>
      <text:p text:style-name="P4"/>
      <text:p text:style-name="Standard"><text:span text:style-name="T3">Education</text:span></text:p>
      <text:list xml:id="list2283008561529854106" text:style-name="WWNum1">
        <text:list-item>
          <text:p text:style-name="P5"><text:span text:style-name="T3"><text:s text:c="2"/></text:span><text:span text:style-name="T9">S.S.LC PASSED IN APRIL 1994.</text:span></text:p>
        </text:list-item>
      </text:list>
      <text:p text:style-name="Standard"><text:span text:style-name="T3">Technical Qualification</text:span></text:p>
      <text:list xml:id="list32672542" text:continue-numbering="true" text:style-name="WWNum1">
        <text:list-item>
          <text:p text:style-name="P9"><text:span text:style-name="T10">I.T.I Diesel Mechanic from </text:span><text:span text:style-name="T12">N.M.S.L.M.K.NATARAJAN I.T.I,Kalligudi (2001)</text:span></text:p>
          <text:p text:style-name="P9"><text:span text:style-name="T10"><text:s/></text:span></text:p>
          <text:p text:style-name="P9"><text:soft-page-break/><text:span text:style-name="T10"><text:s/></text:span></text:p>
        </text:list-item>
      </text:list>
      <text:p text:style-name="P10"><text:bookmark text:name="_GoBack"/><text:span text:style-name="T4">Core Qualifications</text:span></text:p>
      <text:p text:style-name="P2"><text:span text:style-name="T7">Vast experience using industrial lifts and welding equipment<text:line-break/> Solid ability to work with hand tools and power tools<text:line-break/></text:span><text:span text:style-name="T8"> ForkLift Servicing And Driving</text:span></text:p>
      <text:p text:style-name="P2"><text:span text:style-name="T8">Clean Record in Driving</text:span></text:p>
      <text:list xml:id="list32678871" text:continue-numbering="true" text:style-name="WWNum1">
        <text:list-header>
          <text:p text:style-name="P3"><text:span text:style-name="T8"/></text:p>
        </text:list-header>
      </text:list>
      <text:p text:style-name="P4"/>
      <text:p text:style-name="Standard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ＭＳ Ｐ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Calibri" style:font-name-asian="Calibri1" style:font-name-complex="Times New Roman1"/>
    </style:style>
    <style:style style:name="Job_20_Target" style:display-name="Job Target" style:family="paragraph" style:parent-style-name="Standard" style:default-outline-level="" style:list-style-name="">
      <style:paragraph-properties fo:margin-top="0.212cm" fo:margin-bottom="0.212cm" fo:background-color="#d9d9d9">
        <style:background-image/>
      </style:paragraph-properties>
      <style:text-properties style:font-name="Cambria" fo:font-size="11.5pt" fo:font-style="italic" fo:font-weight="bold" style:font-name-asian="MS Mincho" style:font-size-asian="11.5pt" style:font-style-asian="italic" style:font-weight-asian="bold" style:font-name-complex="Tahoma" style:font-size-complex="11.5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avind</meta:initial-creator>
    <meta:editing-cycles>3</meta:editing-cycles>
    <meta:creation-date>2017-03-13T16:10:00</meta:creation-date>
    <dc:date>2017-03-15T12:48:41.98</dc:date>
    <meta:editing-duration>PT17M6S</meta:editing-duration>
    <meta:generator>OpenOffice/4.1.2$Win32 OpenOffice.org_project/412m3$Build-9782</meta:generator>
    <meta:document-statistic meta:table-count="0" meta:image-count="0" meta:object-count="0" meta:page-count="2" meta:paragraph-count="32" meta:word-count="196" meta:character-count="15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